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officeooo:rsid="00141264" officeooo:paragraph-rsid="00141264" style:font-size-asian="14pt" style:font-size-complex="14pt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officeooo:paragraph-rsid="00141264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officeooo:paragraph-rsid="0028df32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officeooo:rsid="0028df32"/>
    </style:style>
    <style:style style:name="P7" style:family="paragraph" style:parent-style-name="Standard" style:master-page-name="Standard">
      <style:paragraph-properties fo:margin-left="0cm" fo:margin-right="0cm" fo:text-align="justify" style:justify-single-word="false" fo:orphans="2" fo:widows="2" fo:text-indent="0cm" style:auto-text-indent="false" style:page-number="auto" style:vertical-align="auto" style:writing-mode="lr-tb"/>
      <style:text-properties officeooo:rsid="00141264" officeooo:paragraph-rsid="00141264"/>
    </style:style>
    <style:style style:name="P8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officeooo:rsid="00141264" officeooo:paragraph-rsid="00141264"/>
    </style:style>
    <style:style style:name="P9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fo:font-weight="bold" officeooo:rsid="00141264" officeooo:paragraph-rsid="00141264" style:font-weight-asian="bold" style:font-weight-complex="bold"/>
    </style:style>
    <style:style style:name="P10" style:family="paragraph" style:parent-style-name="Standard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fo:font-weight="bold" officeooo:rsid="0014f908" officeooo:paragraph-rsid="0014f908" style:font-weight-asian="bold" style:font-weight-complex="bold"/>
    </style:style>
    <style:style style:name="P11" style:family="paragraph" style:parent-style-name="Standard">
      <style:paragraph-properties fo:text-align="justify" style:justify-single-word="false" fo:orphans="2" fo:widows="2" style:vertical-align="auto" style:writing-mode="lr-tb"/>
      <style:text-properties officeooo:paragraph-rsid="00141264"/>
    </style:style>
    <style:style style:name="P12" style:family="paragraph" style:parent-style-name="Standard">
      <style:paragraph-properties fo:text-align="justify" style:justify-single-word="false" fo:orphans="2" fo:widows="2" style:vertical-align="auto" style:writing-mode="lr-tb"/>
      <style:text-properties officeooo:paragraph-rsid="0016e82f"/>
    </style:style>
    <style:style style:name="P13" style:family="paragraph" style:parent-style-name="Standard" style:list-style-name="L1">
      <style:paragraph-properties fo:text-align="justify" style:justify-single-word="false" fo:orphans="2" fo:widows="2" style:vertical-align="auto" style:writing-mode="lr-tb">
        <style:tab-stops>
          <style:tab-stop style:position="2.54cm"/>
        </style:tab-stops>
      </style:paragraph-properties>
      <style:text-properties fo:font-weight="normal" officeooo:rsid="0014f908" officeooo:paragraph-rsid="0014f908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 fo:orphans="2" fo:widows="2" style:vertical-align="auto" style:writing-mode="lr-tb"/>
      <style:text-properties officeooo:rsid="0016e82f" officeooo:paragraph-rsid="0016e82f"/>
    </style:style>
    <style:style style:name="P15" style:family="paragraph" style:parent-style-name="Standard">
      <style:paragraph-properties fo:text-align="justify" style:justify-single-word="false" fo:orphans="2" fo:widows="2" style:vertical-align="auto" style:writing-mode="lr-tb"/>
      <style:text-properties officeooo:rsid="0016e82f" officeooo:paragraph-rsid="0016e82f"/>
    </style:style>
    <style:style style:name="T1" style:family="text">
      <style:text-properties style:font-name="Times New Roman" fo:font-size="14pt" fo:font-weight="bold" style:font-size-asian="14pt" style:font-weight-asian="bold" style:font-size-complex="14pt"/>
    </style:style>
    <style:style style:name="T2" style:family="text">
      <style:text-properties style:font-name="Times New Roman" fo:font-size="14pt" fo:font-weight="bold" officeooo:rsid="00141264" style:font-size-asian="14pt" style:font-weight-asian="bold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officeooo:rsid="001ea412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1ea412" style:font-size-asian="14pt" style:font-weight-asian="bold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officeooo:rsid="0012fc0a" style:font-size-asian="14pt" style:font-size-complex="14pt"/>
    </style:style>
    <style:style style:name="T8" style:family="text">
      <style:text-properties style:font-name="Times New Roman" fo:font-size="14pt" officeooo:rsid="00141264" style:font-size-asian="14pt" style:font-size-complex="14pt"/>
    </style:style>
    <style:style style:name="T9" style:family="text">
      <style:text-properties style:font-name="Times New Roman" fo:font-size="14pt" officeooo:rsid="0014f908" style:font-size-asian="14pt" style:font-size-complex="14pt"/>
    </style:style>
    <style:style style:name="T10" style:family="text">
      <style:text-properties style:font-name="Times New Roman" fo:font-size="14pt" officeooo:rsid="001ea412" style:font-size-asian="14pt" style:font-size-complex="14pt"/>
    </style:style>
    <style:style style:name="T11" style:family="text">
      <style:text-properties style:font-name="Times New Roman" fo:font-size="14pt" fo:language="pt" fo:country="BR" style:font-size-asian="14pt" style:language-asian="en" style:country-asian="US" style:font-size-complex="14pt" style:language-complex="ar" style:country-complex="SA"/>
    </style:style>
    <style:style style:name="T12" style:family="text">
      <style:text-properties style:font-name="Times New Roman" fo:font-size="14pt" fo:language="pt" fo:country="BR" officeooo:rsid="0028df32" style:font-size-asian="14pt" style:language-asian="en" style:country-asian="US" style:font-size-complex="14pt" style:language-complex="ar" style:country-complex="SA"/>
    </style:style>
    <style:style style:name="T1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183da1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18d859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190b8c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1a7b49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style="italic" fo:font-weight="normal" officeooo:rsid="0018d859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ff0000" style:font-name="Times New Roman" fo:font-size="14pt" fo:font-weight="bold" style:font-size-asian="14pt" style:font-weight-asian="bold" style:font-size-complex="14pt"/>
    </style:style>
    <style:style style:name="T20" style:family="text">
      <style:text-properties fo:font-size="18pt" fo:font-weight="bold" officeooo:rsid="00141264" style:font-size-asian="18pt" style:font-weight-asian="bold" style:font-size-complex="18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rabalho de Inteligência Artificial</text:span></text:p>
      <text:p text:style-name="P4"><text:span text:style-name="T1">Nomes</text:span><text:span text:style-name="T6"> João Victor Canabarro </text:span><text:span text:style-name="T8">e</text:span><text:span text:style-name="T6"> Renan Tashiro</text:span></text:p>
      <text:p text:style-name="P1"><text:span text:style-name="T1"/></text:p>
      <text:p text:style-name="P2"><text:span text:style-name="T20">Algoritmos de Resolução do Cubo mágico.</text:span><text:tab/></text:p>
      <text:p text:style-name="P3"><text:span text:style-name="T1"/></text:p>
      <text:p text:style-name="P12"><text:span text:style-name="T5">1. </text:span><text:span text:style-name="T1">Descrição do problema</text:span><text:span text:style-name="T6"> </text:span></text:p>
      <text:p text:style-name="P12"><text:span text:style-name="T7"><text:tab/>Este trabalho objetiva a criação de um algoritmo para resolução do cubo mágico. Foram desenvolvidas as seguintes buscas cegas: Busca em largura e Busca com profundidade limitada. Além de possuir algoritmos de resolução utilizando formas heurísticas que são: A* e LA* que foi a heurística pensada e desenvolvida pela equipe.</text:span></text:p>
      <text:p text:style-name="P11"><text:span text:style-name="T7"/></text:p>
      <text:p text:style-name="P15"><text:span text:style-name="T5">2. </text:span><text:span text:style-name="T2">M</text:span><text:span text:style-name="T1">odelagem do Cubo</text:span></text:p>
      <text:p text:style-name="P15"><text:span text:style-name="T13"><text:tab/>Antes da criação dos métodos de resolução do cubo, foi necessário mapear e modelar todas as faces do cubo. A modelagem é feita da seguinte forma, a classe cubo gera 6 matrizes de NxN que são as dimensões definidas na entrada, a partir disso é gerado um objeto do tipo Cubo que possui todas as informações necessárias, </text:span><text:span text:style-name="T17">essas matrizes são conectadas de certa forma para manter uma sincronização de movimentos</text:span><text:span text:style-name="T13">.</text:span></text:p>
      <text:p text:style-name="P15"><text:span text:style-name="T13"><text:tab/>Cada face possui sua cor de identificação que são representadas por números. </text:span><text:span text:style-name="T14">Esta classe possui métodos que definem os possíveis movimentos que o cubo pode executar </text:span><text:span text:style-name="T15">que são implementas utilizando a classe </text:span><text:span text:style-name="T18">swap</text:span><text:span text:style-name="T15"> do </text:span><text:span text:style-name="T16">C</text:span><text:span text:style-name="T15">++</text:span><text:span text:style-name="T14">. </text:span></text:p>
      <text:list xml:id="list1226081293524476051" text:style-name="L1">
        <text:list-header>
          <text:p text:style-name="P14"><text:span text:style-name="T1"/></text:p>
        </text:list-header>
      </text:list>
      <text:p text:style-name="P11"><text:span text:style-name="T5">3. </text:span><text:span text:style-name="T2">A</text:span><text:span text:style-name="T1">lgoritmos de busca cega </text:span></text:p>
      <text:p text:style-name="P11"><text:tab/><text:span text:style-name="T9">Busca em profundidade → </text:span></text:p>
      <text:p text:style-name="P11"><text:span text:style-name="T9"><text:tab/>Busca em largura → </text:span></text:p>
      <text:p text:style-name="P11"/>
      <text:p text:style-name="P8"><text:span text:style-name="T4">4. </text:span><text:span text:style-name="T3">Algoritmos</text:span><text:span text:style-name="T6"> </text:span><text:span text:style-name="T3">Heurístico</text:span></text:p>
      <text:list xml:id="list150509329377490" text:continue-numbering="true" text:style-name="L1">
        <text:list-header>
          <text:p text:style-name="P13"><text:span text:style-name="T6">Busca A* → </text:span></text:p>
          <text:p text:style-name="P13"><text:span text:style-name="T6">Busca LA* →</text:span></text:p>
          <text:p text:style-name="P13"><text:span text:style-name="T6"/></text:p>
        </text:list-header>
      </text:list>
      <text:p text:style-name="P8"><text:span text:style-name="T4">5. </text:span><text:span text:style-name="T3">Gráficos e resultados</text:span></text:p>
      <text:p text:style-name="P9"><text:span text:style-name="T10">6. </text:span><text:span text:style-name="T6">Avaliação de desempenho e de resultados</text:span></text:p>
      <text:p text:style-name="P10"><text:span text:style-name="T10">7. </text:span><text:span text:style-name="T6">Referências</text:span></text:p>
      <text:p text:style-name="P3"><text:span text:style-name="T12"/></text:p>
      <text:p text:style-name="P3"><text:span text:style-name="T12">[1]</text:span><text:a xlink:type="simple" xlink:href="http://www.cos.ufrj.br/~ines/courses/cos740/leila/cos740/cubo.pdf" text:style-name="Internet_20_link" text:visited-style-name="Visited_20_Internet_20_Link"><text:span text:style-name="T11">http://www.cos.ufrj.br/~ines/courses/cos740/leila/cos740/cubo.pdf</text:span></text:a></text:p>
      <text:p text:style-name="P3"><text:span text:style-name="T12"/></text:p>
      <text:p text:style-name="P5"><text:span text:style-name="T12">[2]</text:span><text:a xlink:type="simple" xlink:href="http://www.cubovelocidade.com.br/tutoriais/cubo-magico-avancado-metodo-fridrich-1-passo-cruz.html" text:style-name="Internet_20_link" text:visited-style-name="Visited_20_Internet_20_Link"><text:span text:style-name="T11">http://www.cubovelocidade.com.br/tutoriais/cubo-magico-avancado-metodo-fridrich-1-passo-cruz.html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pt" fo:country="BR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pt" fo:country="BR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zzi</meta:initial-creator>
    <meta:creation-date>2017-06-06T10:52:00</meta:creation-date>
    <dc:date>2017-07-17T15:04:20.101972244</dc:date>
    <meta:editing-cycles>25</meta:editing-cycles>
    <meta:editing-duration>PT29M41S</meta:editing-duration>
    <meta:generator>LibreOffice/5.1.6.2$Linux_X86_64 LibreOffice_project/10m0$Build-2</meta:generator>
    <meta:document-statistic meta:table-count="0" meta:image-count="0" meta:object-count="0" meta:page-count="1" meta:paragraph-count="19" meta:word-count="217" meta:character-count="1481" meta:non-whitespace-character-count="1271"/>
    <meta:user-defined meta:name="Operator">Renan Tashiro</meta:user-defined>
  </office:meta>
</office:document-meta>
</file>